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新細明體" svg:font-family="新細明體"/>
    <style:font-face style:name="標楷體" svg:font-family="標楷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 style:font-name="標楷體" style:font-name-asian="標楷體" style:font-name-complex="標楷體" fo:font-size="24pt" style:font-size-asian="24pt" style:font-size-complex="24pt" fo:font-weight="bold" style:font-weight-asian="bold" style:font-weight-complex="bold" style:font-family-generic="script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000000" style:font-name="標楷體" style:font-name-asian="標楷體" style:font-name-complex="標楷體" style:font-family-generic="script"/>
    </style:style>
    <style:style style:name="ce4" style:family="table-cell" style:parent-style-name="Default" style:data-style-name="N0">
      <style:table-cell-properties style:vertical-align="automatic"/>
      <style:text-properties fo:color="#000000" style:font-name="標楷體" style:font-name-asian="標楷體" style:font-name-complex="標楷體" style:font-family-generic="script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color="#000000" style:font-name="標楷體" style:font-name-asian="標楷體" style:font-name-complex="標楷體" style:font-family-generic="script"/>
    </style:style>
    <style:style style:name="ce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/>
      <style:text-properties fo:color="#000000" style:font-name="標楷體" style:font-name-asian="標楷體" style:font-name-complex="標楷體" style:font-family-generic="script"/>
    </style:style>
    <style:style style:name="ce8" style:family="table-cell" style:parent-style-name="Default" style:data-style-name="N0">
      <style:table-cell-properties fo:border-top="thin solid #000000" fo:border-bottom="none" fo:border-left="none" fo:border-right="thin solid #000000" style:vertical-align="top" fo:wrap-option="wrap" style:repeat-content="false"/>
      <style:paragraph-properties fo:text-align="start" fo:margin-left="0cm"/>
      <style:text-properties fo:color="#000000" style:font-name="標楷體" style:font-name-asian="標楷體" style:font-name-complex="標楷體" style:font-family-generic="script"/>
    </style:style>
    <style:style style:name="ce9" style:family="table-cell" style:parent-style-name="Default" style:data-style-name="N0">
      <style:table-cell-properties fo:border-top="thin solid #000000" fo:border-bottom="none" fo:border-left="none" fo:border-right="thin solid #000000" style:vertical-align="top" fo:wrap-option="wrap" style:repeat-content="false"/>
      <style:paragraph-properties fo:text-align="start" fo:margin-left="0cm"/>
      <style:text-properties fo:color="#000000" style:font-name="標楷體" style:font-name-asian="標楷體" style:font-name-complex="標楷體" fo:font-size="10pt" style:font-size-asian="10pt" style:font-size-complex="10pt" style:font-family-generic="script"/>
    </style:style>
    <style:style style:name="ce10" style:family="table-cell" style:parent-style-name="Default" style:data-style-name="N0">
      <style:table-cell-properties fo:border="thin solid #000000" style:vertical-align="automatic"/>
      <style:text-properties fo:color="#000000" style:font-name="標楷體" style:font-name-asian="標楷體" style:font-name-complex="標楷體" style:font-family-generic="script"/>
    </style:style>
    <style:style style:name="ce11" style:family="table-cell" style:parent-style-name="Default" style:data-style-name="N3">
      <style:table-cell-properties fo:border="thin solid #000000" style:vertical-align="automatic"/>
      <style:text-properties fo:color="#000000" style:font-name="標楷體" style:font-name-asian="標楷體" style:font-name-complex="標楷體" style:font-family-generic="script"/>
    </style:style>
    <style:style style:name="ce12" style:family="table-cell" style:parent-style-name="Default" style:data-style-name="N4">
      <style:table-cell-properties fo:border="thin solid #000000" style:vertical-align="automatic"/>
      <style:text-properties fo:color="#000000" style:font-name="標楷體" style:font-name-asian="標楷體" style:font-name-complex="標楷體" style:font-family-generic="script"/>
    </style:style>
    <style:style style:name="ce13" style:family="table-cell" style:parent-style-name="Default" style:data-style-name="N0">
      <style:table-cell-properties style:vertical-align="top"/>
      <style:text-properties fo:color="#000000" style:font-name="標楷體" style:font-name-asian="標楷體" style:font-name-complex="標楷體" fo:font-size="11pt" style:font-size-asian="11pt" style:font-size-complex="11pt" style:font-family-generic="script"/>
    </style:style>
    <style:style style:name="ce14" style:family="table-cell" style:parent-style-name="Default" style:data-style-name="N0">
      <style:text-properties style:font-name="標楷體" style:font-name-asian="標楷體" style:font-name-complex="標楷體" fo:font-size="11pt" style:font-size-asian="11pt" style:font-size-complex="11pt" style:font-family-generic="script"/>
    </style:style>
    <style:style style:name="ce1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 style:font-name="標楷體" style:font-name-asian="標楷體" style:font-name-complex="標楷體" fo:font-size="24pt" style:font-size-asian="24pt" style:font-size-complex="24pt" fo:font-weight="bold" style:font-weight-asian="bold" style:font-weight-complex="bold" style:font-family-generic="script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5.9055cm"/>
    </style:style>
    <style:style style:name="co2" style:family="table-column">
      <style:table-column-properties fo:break-before="auto" style:column-width="2.43416666666667cm"/>
    </style:style>
    <style:style style:name="co3" style:family="table-column">
      <style:table-column-properties fo:break-before="auto" style:column-width="2.68816666666667cm" style:use-optimal-column-width="true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33pt" style:use-optimal-row-height="true" fo:break-before="auto"/>
    </style:style>
    <style:style style:name="ro2" style:family="table-row">
      <style:table-row-properties style:row-height="16.2pt" style:use-optimal-row-height="true" fo:break-before="auto"/>
    </style:style>
    <style:style style:name="ro3" style:family="table-row">
      <style:table-row-properties style:row-height="97.2pt" style:use-optimal-row-height="true" fo:break-before="auto"/>
    </style:style>
    <style:style style:name="ro4" style:family="table-row">
      <style:table-row-properties style:row-height="30pt" style:use-optimal-row-height="false" fo:break-before="auto"/>
    </style:style>
    <style:style style:name="ro5" style:family="table-row">
      <style:table-row-properties style:row-height="19.9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11209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row table:style-name="ro1">
          <table:table-cell office:value-type="string" table:number-columns-spanned="14" table:number-rows-spanned="1" table:style-name="ce15">
            <table:cell-range-source table:name="HTML_1" table:last-column-spanned="14" table:last-row-spanned="22" xlink:href="Http://mis.banking.devex:81/FR/temp/43356_FR101_10.htm"/>
            <text:p>信用卡重要業務及財務資訊(資訊揭露)</text:p>
          </table:table-cell>
          <table:covered-table-cell table:number-columns-repeated="13"/>
          <table:table-cell table:number-columns-repeated="16370"/>
        </table:table-row>
        <table:table-row table:style-name="ro1">
          <table:table-cell table:number-columns-repeated="14" table:style-name="ce2"/>
          <table:table-cell table:number-columns-repeated="16370"/>
        </table:table-row>
        <table:table-row table:style-name="ro2">
          <table:table-cell office:value-type="string" table:style-name="ce3">
            <text:p>單位：新臺幣千元，卡</text:p>
          </table:table-cell>
          <table:table-cell table:number-columns-repeated="9" table:style-name="ce4"/>
          <table:table-cell office:value-type="string" table:style-name="ce5">
            <text:p>資料月份：112 年9月</text:p>
          </table:table-cell>
          <table:table-cell table:number-columns-repeated="2" table:style-name="ce4"/>
          <table:table-cell table:style-name="ce6"/>
          <table:table-cell table:number-columns-repeated="16370"/>
        </table:table-row>
        <table:table-row table:style-name="ro3">
          <table:table-cell office:value-type="string" table:style-name="ce7">
            <text:p>金融機構名稱</text:p>
          </table:table-cell>
          <table:table-cell office:value-type="string" table:style-name="ce8">
            <text:p>流通卡數　　　</text:p>
          </table:table-cell>
          <table:table-cell office:value-type="string" table:style-name="ce8">
            <text:p>有效卡數　　　</text:p>
          </table:table-cell>
          <table:table-cell office:value-type="string" table:style-name="ce8">
            <text:p>當月發卡數　　　</text:p>
          </table:table-cell>
          <table:table-cell office:value-type="string" table:style-name="ce8">
            <text:p>當月停卡數　　　</text:p>
          </table:table-cell>
          <table:table-cell office:value-type="string" table:style-name="ce8">
            <text:p>循環信用餘額　　</text:p>
          </table:table-cell>
          <table:table-cell office:value-type="string" table:style-name="ce8">
            <text:p>未到期分期付款餘額　</text:p>
          </table:table-cell>
          <table:table-cell office:value-type="string" table:style-name="ce8">
            <text:p>當月簽帳金額　　</text:p>
          </table:table-cell>
          <table:table-cell office:value-type="string" table:style-name="ce8">
            <text:p>當月預借現金金額　　</text:p>
          </table:table-cell>
          <table:table-cell office:value-type="string" table:style-name="ce9">
            <text:p>逾期三個月以上帳款占應收帳款餘額(含催收款)之比率(%)</text:p>
          </table:table-cell>
          <table:table-cell office:value-type="string" table:style-name="ce8">
            <text:p>逾期六個月以上帳款占應收帳款餘額(含催收款)之比率(%)</text:p>
          </table:table-cell>
          <table:table-cell office:value-type="string" table:style-name="ce8">
            <text:p>備抵呆帳提足率(%)<text:s/></text:p>
          </table:table-cell>
          <table:table-cell office:value-type="string" table:style-name="ce8">
            <text:p>當月轉銷呆帳金額　<text:s/></text:p>
          </table:table-cell>
          <table:table-cell office:value-type="string" table:style-name="ce8">
            <text:p>當年度轉銷呆帳金額累計至資料月份</text:p>
          </table:table-cell>
          <table:table-cell table:number-columns-repeated="16370"/>
        </table:table-row>
        <table:table-row table:style-name="ro4">
          <table:table-cell office:value-type="string" table:style-name="ce10">
            <text:p>臺灣銀行</text:p>
          </table:table-cell>
          <table:table-cell office:value-type="float" office:value="254563" table:style-name="ce11">
            <text:p>254,563</text:p>
          </table:table-cell>
          <table:table-cell office:value-type="float" office:value="124872" table:style-name="ce11">
            <text:p>124,872</text:p>
          </table:table-cell>
          <table:table-cell office:value-type="float" office:value="2650" table:style-name="ce11">
            <text:p>2,650</text:p>
          </table:table-cell>
          <table:table-cell office:value-type="float" office:value="1027" table:style-name="ce11">
            <text:p>1,027</text:p>
          </table:table-cell>
          <table:table-cell office:value-type="float" office:value="166906" table:style-name="ce11">
            <text:p>166,906</text:p>
          </table:table-cell>
          <table:table-cell office:value-type="float" office:value="79208" table:style-name="ce11">
            <text:p>79,208</text:p>
          </table:table-cell>
          <table:table-cell office:value-type="float" office:value="846298" table:style-name="ce11">
            <text:p>846,298</text:p>
          </table:table-cell>
          <table:table-cell office:value-type="float" office:value="377" table:style-name="ce11">
            <text:p>377</text:p>
          </table:table-cell>
          <table:table-cell office:value-type="float" office:value="0.08" table:style-name="ce12">
            <text:p>0.08</text:p>
          </table:table-cell>
          <table:table-cell office:value-type="float" office:value="0.04" table:style-name="ce12">
            <text:p>0.04</text:p>
          </table:table-cell>
          <table:table-cell office:value-type="float" office:value="1419.18" table:style-name="ce12">
            <text:p>1,419.18</text:p>
          </table:table-cell>
          <table:table-cell office:value-type="float" office:value="513" table:style-name="ce11">
            <text:p>513</text:p>
          </table:table-cell>
          <table:table-cell office:value-type="float" office:value="4113" table:style-name="ce11">
            <text:p>4,113</text:p>
          </table:table-cell>
          <table:table-cell table:number-columns-repeated="16370"/>
        </table:table-row>
        <table:table-row table:style-name="ro4">
          <table:table-cell office:value-type="string" table:style-name="ce10">
            <text:p>臺灣土地銀行</text:p>
          </table:table-cell>
          <table:table-cell office:value-type="float" office:value="330700" table:style-name="ce11">
            <text:p>330,700</text:p>
          </table:table-cell>
          <table:table-cell office:value-type="float" office:value="141433" table:style-name="ce11">
            <text:p>141,433</text:p>
          </table:table-cell>
          <table:table-cell office:value-type="float" office:value="2105" table:style-name="ce11">
            <text:p>2,105</text:p>
          </table:table-cell>
          <table:table-cell office:value-type="float" office:value="5417" table:style-name="ce11">
            <text:p>5,417</text:p>
          </table:table-cell>
          <table:table-cell office:value-type="float" office:value="336223" table:style-name="ce11">
            <text:p>336,223</text:p>
          </table:table-cell>
          <table:table-cell office:value-type="float" office:value="95791" table:style-name="ce11">
            <text:p>95,791</text:p>
          </table:table-cell>
          <table:table-cell office:value-type="float" office:value="754562" table:style-name="ce11">
            <text:p>754,562</text:p>
          </table:table-cell>
          <table:table-cell office:value-type="float" office:value="504" table:style-name="ce11">
            <text:p>504</text:p>
          </table:table-cell>
          <table:table-cell office:value-type="float" office:value="0.14000000000000001" table:style-name="ce12">
            <text:p>0.14</text:p>
          </table:table-cell>
          <table:table-cell office:value-type="float" office:value="0.13" table:style-name="ce12">
            <text:p>0.13</text:p>
          </table:table-cell>
          <table:table-cell office:value-type="float" office:value="1289.54" table:style-name="ce12">
            <text:p>1,289.54</text:p>
          </table:table-cell>
          <table:table-cell office:value-type="float" office:value="2430" table:style-name="ce11">
            <text:p>2,430</text:p>
          </table:table-cell>
          <table:table-cell office:value-type="float" office:value="18232" table:style-name="ce11">
            <text:p>18,232</text:p>
          </table:table-cell>
          <table:table-cell table:number-columns-repeated="16370"/>
        </table:table-row>
        <table:table-row table:style-name="ro4">
          <table:table-cell office:value-type="string" table:style-name="ce10">
            <text:p>合作金庫商業銀行</text:p>
          </table:table-cell>
          <table:table-cell office:value-type="float" office:value="679558" table:style-name="ce11">
            <text:p>679,558</text:p>
          </table:table-cell>
          <table:table-cell office:value-type="float" office:value="394291" table:style-name="ce11">
            <text:p>394,291</text:p>
          </table:table-cell>
          <table:table-cell office:value-type="float" office:value="7170" table:style-name="ce11">
            <text:p>7,170</text:p>
          </table:table-cell>
          <table:table-cell office:value-type="float" office:value="4091" table:style-name="ce11">
            <text:p>4,091</text:p>
          </table:table-cell>
          <table:table-cell office:value-type="float" office:value="840124" table:style-name="ce11">
            <text:p>840,124</text:p>
          </table:table-cell>
          <table:table-cell office:value-type="float" office:value="1306139" table:style-name="ce11">
            <text:p>1,306,139</text:p>
          </table:table-cell>
          <table:table-cell office:value-type="float" office:value="3791716" table:style-name="ce11">
            <text:p>3,791,716</text:p>
          </table:table-cell>
          <table:table-cell office:value-type="float" office:value="1753" table:style-name="ce11">
            <text:p>1,753</text:p>
          </table:table-cell>
          <table:table-cell office:value-type="float" office:value="0.16" table:style-name="ce12">
            <text:p>0.16</text:p>
          </table:table-cell>
          <table:table-cell office:value-type="float" office:value="0.15" table:style-name="ce12">
            <text:p>0.15</text:p>
          </table:table-cell>
          <table:table-cell office:value-type="float" office:value="481.44" table:style-name="ce12">
            <text:p>481.44</text:p>
          </table:table-cell>
          <table:table-cell office:value-type="float" office:value="3744" table:style-name="ce11">
            <text:p>3,744</text:p>
          </table:table-cell>
          <table:table-cell office:value-type="float" office:value="39370" table:style-name="ce11">
            <text:p>39,370</text:p>
          </table:table-cell>
          <table:table-cell table:number-columns-repeated="16370"/>
        </table:table-row>
        <table:table-row table:style-name="ro4">
          <table:table-cell office:value-type="string" table:style-name="ce10">
            <text:p>第一商業銀行</text:p>
          </table:table-cell>
          <table:table-cell office:value-type="float" office:value="1546869" table:style-name="ce11">
            <text:p>1,546,869</text:p>
          </table:table-cell>
          <table:table-cell office:value-type="float" office:value="934918" table:style-name="ce11">
            <text:p>934,918</text:p>
          </table:table-cell>
          <table:table-cell office:value-type="float" office:value="15760" table:style-name="ce11">
            <text:p>15,760</text:p>
          </table:table-cell>
          <table:table-cell office:value-type="float" office:value="10378" table:style-name="ce11">
            <text:p>10,378</text:p>
          </table:table-cell>
          <table:table-cell office:value-type="float" office:value="1628395" table:style-name="ce11">
            <text:p>1,628,395</text:p>
          </table:table-cell>
          <table:table-cell office:value-type="float" office:value="2137631" table:style-name="ce11">
            <text:p>2,137,631</text:p>
          </table:table-cell>
          <table:table-cell office:value-type="float" office:value="5896847" table:style-name="ce11">
            <text:p>5,896,847</text:p>
          </table:table-cell>
          <table:table-cell office:value-type="float" office:value="9809" table:style-name="ce11">
            <text:p>9,809</text:p>
          </table:table-cell>
          <table:table-cell office:value-type="float" office:value="0.17" table:style-name="ce12">
            <text:p>0.17</text:p>
          </table:table-cell>
          <table:table-cell office:value-type="float" office:value="0" table:style-name="ce12">
            <text:p>0.00</text:p>
          </table:table-cell>
          <table:table-cell office:value-type="float" office:value="924.66" table:style-name="ce12">
            <text:p>924.66</text:p>
          </table:table-cell>
          <table:table-cell office:value-type="float" office:value="6146" table:style-name="ce11">
            <text:p>6,146</text:p>
          </table:table-cell>
          <table:table-cell office:value-type="float" office:value="53158" table:style-name="ce11">
            <text:p>53,158</text:p>
          </table:table-cell>
          <table:table-cell table:number-columns-repeated="16370"/>
        </table:table-row>
        <table:table-row table:style-name="ro4">
          <table:table-cell office:value-type="string" table:style-name="ce10">
            <text:p>華南商業銀行</text:p>
          </table:table-cell>
          <table:table-cell office:value-type="float" office:value="1084218" table:style-name="ce11">
            <text:p>1,084,218</text:p>
          </table:table-cell>
          <table:table-cell office:value-type="float" office:value="839436" table:style-name="ce11">
            <text:p>839,436</text:p>
          </table:table-cell>
          <table:table-cell office:value-type="float" office:value="9247" table:style-name="ce11">
            <text:p>9,247</text:p>
          </table:table-cell>
          <table:table-cell office:value-type="float" office:value="30370" table:style-name="ce11">
            <text:p>30,370</text:p>
          </table:table-cell>
          <table:table-cell office:value-type="float" office:value="1077293" table:style-name="ce11">
            <text:p>1,077,293</text:p>
          </table:table-cell>
          <table:table-cell office:value-type="float" office:value="4828304" table:style-name="ce11">
            <text:p>4,828,304</text:p>
          </table:table-cell>
          <table:table-cell office:value-type="float" office:value="4789606" table:style-name="ce11">
            <text:p>4,789,606</text:p>
          </table:table-cell>
          <table:table-cell office:value-type="float" office:value="1166" table:style-name="ce11">
            <text:p>1,166</text:p>
          </table:table-cell>
          <table:table-cell office:value-type="float" office:value="0.06" table:style-name="ce12">
            <text:p>0.06</text:p>
          </table:table-cell>
          <table:table-cell office:value-type="float" office:value="0" table:style-name="ce12">
            <text:p>0.00</text:p>
          </table:table-cell>
          <table:table-cell office:value-type="float" office:value="518.69000000000005" table:style-name="ce12">
            <text:p>518.69</text:p>
          </table:table-cell>
          <table:table-cell office:value-type="float" office:value="16993" table:style-name="ce11">
            <text:p>16,993</text:p>
          </table:table-cell>
          <table:table-cell office:value-type="float" office:value="42185" table:style-name="ce11">
            <text:p>42,185</text:p>
          </table:table-cell>
          <table:table-cell table:number-columns-repeated="16370"/>
        </table:table-row>
        <table:table-row table:style-name="ro4">
          <table:table-cell office:value-type="string" table:style-name="ce10">
            <text:p>彰化商業銀行</text:p>
          </table:table-cell>
          <table:table-cell office:value-type="float" office:value="621784" table:style-name="ce11">
            <text:p>621,784</text:p>
          </table:table-cell>
          <table:table-cell office:value-type="float" office:value="291106" table:style-name="ce11">
            <text:p>291,106</text:p>
          </table:table-cell>
          <table:table-cell office:value-type="float" office:value="8357" table:style-name="ce11">
            <text:p>8,357</text:p>
          </table:table-cell>
          <table:table-cell office:value-type="float" office:value="4080" table:style-name="ce11">
            <text:p>4,080</text:p>
          </table:table-cell>
          <table:table-cell office:value-type="float" office:value="339120" table:style-name="ce11">
            <text:p>339,120</text:p>
          </table:table-cell>
          <table:table-cell office:value-type="float" office:value="942939" table:style-name="ce11">
            <text:p>942,939</text:p>
          </table:table-cell>
          <table:table-cell office:value-type="float" office:value="1831148" table:style-name="ce11">
            <text:p>1,831,148</text:p>
          </table:table-cell>
          <table:table-cell office:value-type="float" office:value="936" table:style-name="ce11">
            <text:p>936</text:p>
          </table:table-cell>
          <table:table-cell office:value-type="float" office:value="0.11" table:style-name="ce12">
            <text:p>0.11</text:p>
          </table:table-cell>
          <table:table-cell office:value-type="float" office:value="0" table:style-name="ce12">
            <text:p>0.00</text:p>
          </table:table-cell>
          <table:table-cell office:value-type="float" office:value="772.49" table:style-name="ce12">
            <text:p>772.49</text:p>
          </table:table-cell>
          <table:table-cell office:value-type="float" office:value="1621" table:style-name="ce11">
            <text:p>1,621</text:p>
          </table:table-cell>
          <table:table-cell office:value-type="float" office:value="14543" table:style-name="ce11">
            <text:p>14,543</text:p>
          </table:table-cell>
          <table:table-cell table:number-columns-repeated="16370"/>
        </table:table-row>
        <table:table-row table:style-name="ro4">
          <table:table-cell office:value-type="string" table:style-name="ce10">
            <text:p>上海商業儲蓄銀行</text:p>
          </table:table-cell>
          <table:table-cell office:value-type="float" office:value="480219" table:style-name="ce11">
            <text:p>480,219</text:p>
          </table:table-cell>
          <table:table-cell office:value-type="float" office:value="210083" table:style-name="ce11">
            <text:p>210,083</text:p>
          </table:table-cell>
          <table:table-cell office:value-type="float" office:value="3322" table:style-name="ce11">
            <text:p>3,322</text:p>
          </table:table-cell>
          <table:table-cell office:value-type="float" office:value="2240" table:style-name="ce11">
            <text:p>2,240</text:p>
          </table:table-cell>
          <table:table-cell office:value-type="float" office:value="617619" table:style-name="ce11">
            <text:p>617,619</text:p>
          </table:table-cell>
          <table:table-cell office:value-type="float" office:value="1752900" table:style-name="ce11">
            <text:p>1,752,900</text:p>
          </table:table-cell>
          <table:table-cell office:value-type="float" office:value="1653208" table:style-name="ce11">
            <text:p>1,653,208</text:p>
          </table:table-cell>
          <table:table-cell office:value-type="float" office:value="4458" table:style-name="ce11">
            <text:p>4,458</text:p>
          </table:table-cell>
          <table:table-cell office:value-type="float" office:value="0.19" table:style-name="ce12">
            <text:p>0.19</text:p>
          </table:table-cell>
          <table:table-cell office:value-type="float" office:value="0.11" table:style-name="ce12">
            <text:p>0.11</text:p>
          </table:table-cell>
          <table:table-cell office:value-type="float" office:value="1044.27" table:style-name="ce12">
            <text:p>1,044.27</text:p>
          </table:table-cell>
          <table:table-cell office:value-type="float" office:value="4250" table:style-name="ce11">
            <text:p>4,250</text:p>
          </table:table-cell>
          <table:table-cell office:value-type="float" office:value="25052" table:style-name="ce11">
            <text:p>25,052</text:p>
          </table:table-cell>
          <table:table-cell table:number-columns-repeated="16370"/>
        </table:table-row>
        <table:table-row table:style-name="ro4">
          <table:table-cell office:value-type="string" table:style-name="ce10">
            <text:p>台北富邦商業銀行</text:p>
          </table:table-cell>
          <table:table-cell office:value-type="float" office:value="7114866" table:style-name="ce11">
            <text:p>7,114,866</text:p>
          </table:table-cell>
          <table:table-cell office:value-type="float" office:value="5168476" table:style-name="ce11">
            <text:p>5,168,476</text:p>
          </table:table-cell>
          <table:table-cell office:value-type="float" office:value="135569" table:style-name="ce11">
            <text:p>135,569</text:p>
          </table:table-cell>
          <table:table-cell office:value-type="float" office:value="31791" table:style-name="ce11">
            <text:p>31,791</text:p>
          </table:table-cell>
          <table:table-cell office:value-type="float" office:value="7860561" table:style-name="ce11">
            <text:p>7,860,561</text:p>
          </table:table-cell>
          <table:table-cell office:value-type="float" office:value="31683013" table:style-name="ce11">
            <text:p>31,683,013</text:p>
          </table:table-cell>
          <table:table-cell office:value-type="float" office:value="43800919" table:style-name="ce11">
            <text:p>43,800,919</text:p>
          </table:table-cell>
          <table:table-cell office:value-type="float" office:value="95563" table:style-name="ce11">
            <text:p>95,563</text:p>
          </table:table-cell>
          <table:table-cell office:value-type="float" office:value="0.11" table:style-name="ce12">
            <text:p>0.11</text:p>
          </table:table-cell>
          <table:table-cell office:value-type="float" office:value="0" table:style-name="ce12">
            <text:p>0.00</text:p>
          </table:table-cell>
          <table:table-cell office:value-type="float" office:value="1339.82" table:style-name="ce12">
            <text:p>1,339.82</text:p>
          </table:table-cell>
          <table:table-cell office:value-type="float" office:value="35903" table:style-name="ce11">
            <text:p>35,903</text:p>
          </table:table-cell>
          <table:table-cell office:value-type="float" office:value="265897" table:style-name="ce11">
            <text:p>265,897</text:p>
          </table:table-cell>
          <table:table-cell table:number-columns-repeated="16370"/>
        </table:table-row>
        <table:table-row table:style-name="ro4">
          <table:table-cell office:value-type="string" table:style-name="ce10">
            <text:p>國泰世華商業銀行</text:p>
          </table:table-cell>
          <table:table-cell office:value-type="float" office:value="7181064" table:style-name="ce11">
            <text:p>7,181,064</text:p>
          </table:table-cell>
          <table:table-cell office:value-type="float" office:value="4494980" table:style-name="ce11">
            <text:p>4,494,980</text:p>
          </table:table-cell>
          <table:table-cell office:value-type="float" office:value="58547" table:style-name="ce11">
            <text:p>58,547</text:p>
          </table:table-cell>
          <table:table-cell office:value-type="float" office:value="71022" table:style-name="ce11">
            <text:p>71,022</text:p>
          </table:table-cell>
          <table:table-cell office:value-type="float" office:value="19167399" table:style-name="ce11">
            <text:p>19,167,399</text:p>
          </table:table-cell>
          <table:table-cell office:value-type="float" office:value="31173910" table:style-name="ce11">
            <text:p>31,173,910</text:p>
          </table:table-cell>
          <table:table-cell office:value-type="float" office:value="45150953" table:style-name="ce11">
            <text:p>45,150,953</text:p>
          </table:table-cell>
          <table:table-cell office:value-type="float" office:value="209752" table:style-name="ce11">
            <text:p>209,752</text:p>
          </table:table-cell>
          <table:table-cell office:value-type="float" office:value="0.16" table:style-name="ce12">
            <text:p>0.16</text:p>
          </table:table-cell>
          <table:table-cell office:value-type="float" office:value="0" table:style-name="ce12">
            <text:p>0.00</text:p>
          </table:table-cell>
          <table:table-cell office:value-type="float" office:value="1428.34" table:style-name="ce12">
            <text:p>1,428.34</text:p>
          </table:table-cell>
          <table:table-cell office:value-type="float" office:value="60450" table:style-name="ce11">
            <text:p>60,450</text:p>
          </table:table-cell>
          <table:table-cell office:value-type="float" office:value="457420" table:style-name="ce11">
            <text:p>457,420</text:p>
          </table:table-cell>
          <table:table-cell table:number-columns-repeated="16370"/>
        </table:table-row>
        <table:table-row table:style-name="ro4">
          <table:table-cell office:value-type="string" table:style-name="ce10">
            <text:p>高雄銀行</text:p>
          </table:table-cell>
          <table:table-cell office:value-type="float" office:value="10104" table:style-name="ce11">
            <text:p>10,104</text:p>
          </table:table-cell>
          <table:table-cell office:value-type="float" office:value="4527" table:style-name="ce11">
            <text:p>4,527</text:p>
          </table:table-cell>
          <table:table-cell office:value-type="float" office:value="20" table:style-name="ce11">
            <text:p>20</text:p>
          </table:table-cell>
          <table:table-cell office:value-type="float" office:value="85" table:style-name="ce11">
            <text:p>85</text:p>
          </table:table-cell>
          <table:table-cell office:value-type="float" office:value="13763" table:style-name="ce11">
            <text:p>13,763</text:p>
          </table:table-cell>
          <table:table-cell office:value-type="float" office:value="658" table:style-name="ce11">
            <text:p>658</text:p>
          </table:table-cell>
          <table:table-cell office:value-type="float" office:value="227105" table:style-name="ce11">
            <text:p>227,105</text:p>
          </table:table-cell>
          <table:table-cell office:value-type="float" office:value="83" table:style-name="ce11">
            <text:p>83</text:p>
          </table:table-cell>
          <table:table-cell office:value-type="float" office:value="0.35" table:style-name="ce12">
            <text:p>0.35</text:p>
          </table:table-cell>
          <table:table-cell office:value-type="float" office:value="0.35" table:style-name="ce12">
            <text:p>0.35</text:p>
          </table:table-cell>
          <table:table-cell office:value-type="float" office:value="206.3" table:style-name="ce12">
            <text:p>206.30</text:p>
          </table:table-cell>
          <table:table-cell office:value-type="float" office:value="253" table:style-name="ce11">
            <text:p>253</text:p>
          </table:table-cell>
          <table:table-cell office:value-type="float" office:value="1399" table:style-name="ce11">
            <text:p>1,399</text:p>
          </table:table-cell>
          <table:table-cell table:number-columns-repeated="16370"/>
        </table:table-row>
        <table:table-row table:style-name="ro4">
          <table:table-cell office:value-type="string" table:style-name="ce10">
            <text:p>兆豐國際商業銀行</text:p>
          </table:table-cell>
          <table:table-cell office:value-type="float" office:value="1147539" table:style-name="ce11">
            <text:p>1,147,539</text:p>
          </table:table-cell>
          <table:table-cell office:value-type="float" office:value="662799" table:style-name="ce11">
            <text:p>662,799</text:p>
          </table:table-cell>
          <table:table-cell office:value-type="float" office:value="6221" table:style-name="ce11">
            <text:p>6,221</text:p>
          </table:table-cell>
          <table:table-cell office:value-type="float" office:value="4735" table:style-name="ce11">
            <text:p>4,735</text:p>
          </table:table-cell>
          <table:table-cell office:value-type="float" office:value="1781426" table:style-name="ce11">
            <text:p>1,781,426</text:p>
          </table:table-cell>
          <table:table-cell office:value-type="float" office:value="3348061" table:style-name="ce11">
            <text:p>3,348,061</text:p>
          </table:table-cell>
          <table:table-cell office:value-type="float" office:value="4265630" table:style-name="ce11">
            <text:p>4,265,630</text:p>
          </table:table-cell>
          <table:table-cell office:value-type="float" office:value="14144" table:style-name="ce11">
            <text:p>14,144</text:p>
          </table:table-cell>
          <table:table-cell office:value-type="float" office:value="0.26" table:style-name="ce12">
            <text:p>0.26</text:p>
          </table:table-cell>
          <table:table-cell office:value-type="float" office:value="0.02" table:style-name="ce12">
            <text:p>0.02</text:p>
          </table:table-cell>
          <table:table-cell office:value-type="float" office:value="557.71" table:style-name="ce12">
            <text:p>557.71</text:p>
          </table:table-cell>
          <table:table-cell office:value-type="float" office:value="8002" table:style-name="ce11">
            <text:p>8,002</text:p>
          </table:table-cell>
          <table:table-cell office:value-type="float" office:value="70518" table:style-name="ce11">
            <text:p>70,518</text:p>
          </table:table-cell>
          <table:table-cell table:number-columns-repeated="16370"/>
        </table:table-row>
        <table:table-row table:style-name="ro4">
          <table:table-cell office:value-type="string" table:style-name="ce10">
            <text:p>花旗(台灣)商業銀行</text:p>
          </table:table-cell>
          <table:table-cell office:value-type="float" office:value="19658" table:style-name="ce11">
            <text:p>19,658</text:p>
          </table:table-cell>
          <table:table-cell office:value-type="float" office:value="11891" table:style-name="ce11">
            <text:p>11,891</text:p>
          </table:table-cell>
          <table:table-cell office:value-type="float" office:value="578" table:style-name="ce11">
            <text:p>578</text:p>
          </table:table-cell>
          <table:table-cell office:value-type="float" office:value="583" table:style-name="ce11">
            <text:p>583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424956" table:style-name="ce11">
            <text:p>424,956</text:p>
          </table:table-cell>
          <table:table-cell office:value-type="float" office:value="365" table:style-name="ce11">
            <text:p>365</text:p>
          </table:table-cell>
          <table:table-cell office:value-type="float" office:value="0.06" table:style-name="ce12">
            <text:p>0.06</text:p>
          </table:table-cell>
          <table:table-cell office:value-type="float" office:value="0" table:style-name="ce12">
            <text:p>0.00</text:p>
          </table:table-cell>
          <table:table-cell office:value-type="float" office:value="351.8" table:style-name="ce12">
            <text:p>351.80</text:p>
          </table:table-cell>
          <table:table-cell office:value-type="float" office:value="0" table:style-name="ce11">
            <text:p>0</text:p>
          </table:table-cell>
          <table:table-cell office:value-type="float" office:value="285413" table:style-name="ce11">
            <text:p>285,413</text:p>
          </table:table-cell>
          <table:table-cell table:number-columns-repeated="16370"/>
        </table:table-row>
        <table:table-row table:style-name="ro4">
          <table:table-cell office:value-type="string" table:style-name="ce10">
            <text:p>臺灣中小企業銀行</text:p>
          </table:table-cell>
          <table:table-cell office:value-type="float" office:value="174075" table:style-name="ce11">
            <text:p>174,075</text:p>
          </table:table-cell>
          <table:table-cell office:value-type="float" office:value="96257" table:style-name="ce11">
            <text:p>96,257</text:p>
          </table:table-cell>
          <table:table-cell office:value-type="float" office:value="460" table:style-name="ce11">
            <text:p>460</text:p>
          </table:table-cell>
          <table:table-cell office:value-type="float" office:value="715" table:style-name="ce11">
            <text:p>715</text:p>
          </table:table-cell>
          <table:table-cell office:value-type="float" office:value="276477" table:style-name="ce11">
            <text:p>276,477</text:p>
          </table:table-cell>
          <table:table-cell office:value-type="float" office:value="252292" table:style-name="ce11">
            <text:p>252,292</text:p>
          </table:table-cell>
          <table:table-cell office:value-type="float" office:value="906910" table:style-name="ce11">
            <text:p>906,910</text:p>
          </table:table-cell>
          <table:table-cell office:value-type="float" office:value="1059" table:style-name="ce11">
            <text:p>1,059</text:p>
          </table:table-cell>
          <table:table-cell office:value-type="float" office:value="0.03" table:style-name="ce12">
            <text:p>0.03</text:p>
          </table:table-cell>
          <table:table-cell office:value-type="float" office:value="0.02" table:style-name="ce12">
            <text:p>0.02</text:p>
          </table:table-cell>
          <table:table-cell office:value-type="float" office:value="307.64" table:style-name="ce12">
            <text:p>307.64</text:p>
          </table:table-cell>
          <table:table-cell office:value-type="float" office:value="1279" table:style-name="ce11">
            <text:p>1,279</text:p>
          </table:table-cell>
          <table:table-cell office:value-type="float" office:value="9513" table:style-name="ce11">
            <text:p>9,513</text:p>
          </table:table-cell>
          <table:table-cell table:number-columns-repeated="16370"/>
        </table:table-row>
        <table:table-row table:style-name="ro4">
          <table:table-cell office:value-type="string" table:style-name="ce10">
            <text:p>渣打國際商業銀行</text:p>
          </table:table-cell>
          <table:table-cell office:value-type="float" office:value="291095" table:style-name="ce11">
            <text:p>291,095</text:p>
          </table:table-cell>
          <table:table-cell office:value-type="float" office:value="186740" table:style-name="ce11">
            <text:p>186,740</text:p>
          </table:table-cell>
          <table:table-cell office:value-type="float" office:value="6728" table:style-name="ce11">
            <text:p>6,728</text:p>
          </table:table-cell>
          <table:table-cell office:value-type="float" office:value="4720" table:style-name="ce11">
            <text:p>4,720</text:p>
          </table:table-cell>
          <table:table-cell office:value-type="float" office:value="902953" table:style-name="ce11">
            <text:p>902,953</text:p>
          </table:table-cell>
          <table:table-cell office:value-type="float" office:value="447366" table:style-name="ce11">
            <text:p>447,366</text:p>
          </table:table-cell>
          <table:table-cell office:value-type="float" office:value="1667525" table:style-name="ce11">
            <text:p>1,667,525</text:p>
          </table:table-cell>
          <table:table-cell office:value-type="float" office:value="3920" table:style-name="ce11">
            <text:p>3,920</text:p>
          </table:table-cell>
          <table:table-cell office:value-type="float" office:value="0.22" table:style-name="ce12">
            <text:p>0.22</text:p>
          </table:table-cell>
          <table:table-cell office:value-type="float" office:value="0" table:style-name="ce12">
            <text:p>0.00</text:p>
          </table:table-cell>
          <table:table-cell office:value-type="float" office:value="867" table:style-name="ce12">
            <text:p>867.00</text:p>
          </table:table-cell>
          <table:table-cell office:value-type="float" office:value="2642" table:style-name="ce11">
            <text:p>2,642</text:p>
          </table:table-cell>
          <table:table-cell office:value-type="float" office:value="31427" table:style-name="ce11">
            <text:p>31,427</text:p>
          </table:table-cell>
          <table:table-cell table:number-columns-repeated="16370"/>
        </table:table-row>
        <table:table-row table:style-name="ro4">
          <table:table-cell office:value-type="string" table:style-name="ce10">
            <text:p>台中商業銀行</text:p>
          </table:table-cell>
          <table:table-cell office:value-type="float" office:value="163006" table:style-name="ce11">
            <text:p>163,006</text:p>
          </table:table-cell>
          <table:table-cell office:value-type="float" office:value="80920" table:style-name="ce11">
            <text:p>80,920</text:p>
          </table:table-cell>
          <table:table-cell office:value-type="float" office:value="1450" table:style-name="ce11">
            <text:p>1,450</text:p>
          </table:table-cell>
          <table:table-cell office:value-type="float" office:value="675" table:style-name="ce11">
            <text:p>675</text:p>
          </table:table-cell>
          <table:table-cell office:value-type="float" office:value="208005" table:style-name="ce11">
            <text:p>208,005</text:p>
          </table:table-cell>
          <table:table-cell office:value-type="float" office:value="49835" table:style-name="ce11">
            <text:p>49,835</text:p>
          </table:table-cell>
          <table:table-cell office:value-type="float" office:value="599109" table:style-name="ce11">
            <text:p>599,109</text:p>
          </table:table-cell>
          <table:table-cell office:value-type="float" office:value="135" table:style-name="ce11">
            <text:p>135</text:p>
          </table:table-cell>
          <table:table-cell office:value-type="float" office:value="0.14000000000000001" table:style-name="ce12">
            <text:p>0.14</text:p>
          </table:table-cell>
          <table:table-cell office:value-type="float" office:value="0.01" table:style-name="ce12">
            <text:p>0.01</text:p>
          </table:table-cell>
          <table:table-cell office:value-type="float" office:value="1785.93" table:style-name="ce12">
            <text:p>1,785.93</text:p>
          </table:table-cell>
          <table:table-cell office:value-type="float" office:value="1083" table:style-name="ce11">
            <text:p>1,083</text:p>
          </table:table-cell>
          <table:table-cell office:value-type="float" office:value="11886" table:style-name="ce11">
            <text:p>11,886</text:p>
          </table:table-cell>
          <table:table-cell table:number-columns-repeated="16370"/>
        </table:table-row>
        <table:table-row table:style-name="ro4">
          <table:table-cell office:value-type="string" table:style-name="ce10">
            <text:p>滙豐(台灣)商業銀行</text:p>
          </table:table-cell>
          <table:table-cell office:value-type="float" office:value="700273" table:style-name="ce11">
            <text:p>700,273</text:p>
          </table:table-cell>
          <table:table-cell office:value-type="float" office:value="467317" table:style-name="ce11">
            <text:p>467,317</text:p>
          </table:table-cell>
          <table:table-cell office:value-type="float" office:value="8884" table:style-name="ce11">
            <text:p>8,884</text:p>
          </table:table-cell>
          <table:table-cell office:value-type="float" office:value="5391" table:style-name="ce11">
            <text:p>5,391</text:p>
          </table:table-cell>
          <table:table-cell office:value-type="float" office:value="1814502" table:style-name="ce11">
            <text:p>1,814,502</text:p>
          </table:table-cell>
          <table:table-cell office:value-type="float" office:value="1383479" table:style-name="ce11">
            <text:p>1,383,479</text:p>
          </table:table-cell>
          <table:table-cell office:value-type="float" office:value="6725715" table:style-name="ce11">
            <text:p>6,725,715</text:p>
          </table:table-cell>
          <table:table-cell office:value-type="float" office:value="19279" table:style-name="ce11">
            <text:p>19,279</text:p>
          </table:table-cell>
          <table:table-cell office:value-type="float" office:value="0.23" table:style-name="ce12">
            <text:p>0.23</text:p>
          </table:table-cell>
          <table:table-cell office:value-type="float" office:value="0" table:style-name="ce12">
            <text:p>0.00</text:p>
          </table:table-cell>
          <table:table-cell office:value-type="float" office:value="1416.02" table:style-name="ce12">
            <text:p>1,416.02</text:p>
          </table:table-cell>
          <table:table-cell office:value-type="float" office:value="6063" table:style-name="ce11">
            <text:p>6,063</text:p>
          </table:table-cell>
          <table:table-cell office:value-type="float" office:value="54674" table:style-name="ce11">
            <text:p>54,674</text:p>
          </table:table-cell>
          <table:table-cell table:number-columns-repeated="16370"/>
        </table:table-row>
        <table:table-row table:style-name="ro4">
          <table:table-cell office:value-type="string" table:style-name="ce10">
            <text:p>華泰商業銀行</text:p>
          </table:table-cell>
          <table:table-cell office:value-type="float" office:value="8960" table:style-name="ce11">
            <text:p>8,960</text:p>
          </table:table-cell>
          <table:table-cell office:value-type="float" office:value="4927" table:style-name="ce11">
            <text:p>4,927</text:p>
          </table:table-cell>
          <table:table-cell office:value-type="float" office:value="22" table:style-name="ce11">
            <text:p>22</text:p>
          </table:table-cell>
          <table:table-cell office:value-type="float" office:value="16" table:style-name="ce11">
            <text:p>16</text:p>
          </table:table-cell>
          <table:table-cell office:value-type="float" office:value="7706" table:style-name="ce11">
            <text:p>7,706</text:p>
          </table:table-cell>
          <table:table-cell office:value-type="float" office:value="2040" table:style-name="ce11">
            <text:p>2,040</text:p>
          </table:table-cell>
          <table:table-cell office:value-type="float" office:value="45016" table:style-name="ce11">
            <text:p>45,016</text:p>
          </table:table-cell>
          <table:table-cell office:value-type="float" office:value="0" table:style-name="ce11">
            <text:p>0</text:p>
          </table:table-cell>
          <table:table-cell office:value-type="float" office:value="0.44" table:style-name="ce12">
            <text:p>0.44</text:p>
          </table:table-cell>
          <table:table-cell office:value-type="float" office:value="0.44" table:style-name="ce12">
            <text:p>0.44</text:p>
          </table:table-cell>
          <table:table-cell office:value-type="float" office:value="611.41999999999996" table:style-name="ce12">
            <text:p>611.42</text:p>
          </table:table-cell>
          <table:table-cell office:value-type="float" office:value="0" table:style-name="ce11">
            <text:p>0</text:p>
          </table:table-cell>
          <table:table-cell office:value-type="float" office:value="161" table:style-name="ce11">
            <text:p>161</text:p>
          </table:table-cell>
          <table:table-cell table:number-columns-repeated="16370"/>
        </table:table-row>
        <table:table-row table:style-name="ro4">
          <table:table-cell office:value-type="string" table:style-name="ce10">
            <text:p>臺灣新光商業銀行</text:p>
          </table:table-cell>
          <table:table-cell office:value-type="float" office:value="1069800" table:style-name="ce11">
            <text:p>1,069,800</text:p>
          </table:table-cell>
          <table:table-cell office:value-type="float" office:value="606257" table:style-name="ce11">
            <text:p>606,257</text:p>
          </table:table-cell>
          <table:table-cell office:value-type="float" office:value="10947" table:style-name="ce11">
            <text:p>10,947</text:p>
          </table:table-cell>
          <table:table-cell office:value-type="float" office:value="7690" table:style-name="ce11">
            <text:p>7,690</text:p>
          </table:table-cell>
          <table:table-cell office:value-type="float" office:value="1613589" table:style-name="ce11">
            <text:p>1,613,589</text:p>
          </table:table-cell>
          <table:table-cell office:value-type="float" office:value="2491079" table:style-name="ce11">
            <text:p>2,491,079</text:p>
          </table:table-cell>
          <table:table-cell office:value-type="float" office:value="4034641" table:style-name="ce11">
            <text:p>4,034,641</text:p>
          </table:table-cell>
          <table:table-cell office:value-type="float" office:value="4700" table:style-name="ce11">
            <text:p>4,700</text:p>
          </table:table-cell>
          <table:table-cell office:value-type="float" office:value="0.17" table:style-name="ce12">
            <text:p>0.17</text:p>
          </table:table-cell>
          <table:table-cell office:value-type="float" office:value="0.02" table:style-name="ce12">
            <text:p>0.02</text:p>
          </table:table-cell>
          <table:table-cell office:value-type="float" office:value="287.86" table:style-name="ce12">
            <text:p>287.86</text:p>
          </table:table-cell>
          <table:table-cell office:value-type="float" office:value="6939" table:style-name="ce11">
            <text:p>6,939</text:p>
          </table:table-cell>
          <table:table-cell office:value-type="float" office:value="54901" table:style-name="ce11">
            <text:p>54,901</text:p>
          </table:table-cell>
          <table:table-cell table:number-columns-repeated="16370"/>
        </table:table-row>
        <table:table-row table:style-name="ro4">
          <table:table-cell office:value-type="string" table:style-name="ce10">
            <text:p>陽信商業銀行</text:p>
          </table:table-cell>
          <table:table-cell office:value-type="float" office:value="117119" table:style-name="ce11">
            <text:p>117,119</text:p>
          </table:table-cell>
          <table:table-cell office:value-type="float" office:value="58056" table:style-name="ce11">
            <text:p>58,056</text:p>
          </table:table-cell>
          <table:table-cell office:value-type="float" office:value="884" table:style-name="ce11">
            <text:p>884</text:p>
          </table:table-cell>
          <table:table-cell office:value-type="float" office:value="931" table:style-name="ce11">
            <text:p>931</text:p>
          </table:table-cell>
          <table:table-cell office:value-type="float" office:value="164215" table:style-name="ce11">
            <text:p>164,215</text:p>
          </table:table-cell>
          <table:table-cell office:value-type="float" office:value="132184" table:style-name="ce11">
            <text:p>132,184</text:p>
          </table:table-cell>
          <table:table-cell office:value-type="float" office:value="391770" table:style-name="ce11">
            <text:p>391,770</text:p>
          </table:table-cell>
          <table:table-cell office:value-type="float" office:value="198" table:style-name="ce11">
            <text:p>198</text:p>
          </table:table-cell>
          <table:table-cell office:value-type="float" office:value="0.28000000000000003" table:style-name="ce12">
            <text:p>0.28</text:p>
          </table:table-cell>
          <table:table-cell office:value-type="float" office:value="0.02" table:style-name="ce12">
            <text:p>0.02</text:p>
          </table:table-cell>
          <table:table-cell office:value-type="float" office:value="675.17" table:style-name="ce12">
            <text:p>675.17</text:p>
          </table:table-cell>
          <table:table-cell office:value-type="float" office:value="2981" table:style-name="ce11">
            <text:p>2,981</text:p>
          </table:table-cell>
          <table:table-cell office:value-type="float" office:value="7588" table:style-name="ce11">
            <text:p>7,588</text:p>
          </table:table-cell>
          <table:table-cell table:number-columns-repeated="16370"/>
        </table:table-row>
        <table:table-row table:style-name="ro4">
          <table:table-cell office:value-type="string" table:style-name="ce10">
            <text:p>三信商業銀行</text:p>
          </table:table-cell>
          <table:table-cell office:value-type="float" office:value="20000" table:style-name="ce11">
            <text:p>20,000</text:p>
          </table:table-cell>
          <table:table-cell office:value-type="float" office:value="12951" table:style-name="ce11">
            <text:p>12,951</text:p>
          </table:table-cell>
          <table:table-cell office:value-type="float" office:value="255" table:style-name="ce11">
            <text:p>255</text:p>
          </table:table-cell>
          <table:table-cell office:value-type="float" office:value="83" table:style-name="ce11">
            <text:p>83</text:p>
          </table:table-cell>
          <table:table-cell office:value-type="float" office:value="27860" table:style-name="ce11">
            <text:p>27,860</text:p>
          </table:table-cell>
          <table:table-cell office:value-type="float" office:value="16191" table:style-name="ce11">
            <text:p>16,191</text:p>
          </table:table-cell>
          <table:table-cell office:value-type="float" office:value="137125" table:style-name="ce11">
            <text:p>137,125</text:p>
          </table:table-cell>
          <table:table-cell office:value-type="float" office:value="38" table:style-name="ce11">
            <text:p>38</text:p>
          </table:table-cell>
          <table:table-cell office:value-type="float" office:value="0.32" table:style-name="ce12">
            <text:p>0.32</text:p>
          </table:table-cell>
          <table:table-cell office:value-type="float" office:value="0" table:style-name="ce12">
            <text:p>0.00</text:p>
          </table:table-cell>
          <table:table-cell office:value-type="float" office:value="3472.71" table:style-name="ce12">
            <text:p>3,472.71</text:p>
          </table:table-cell>
          <table:table-cell office:value-type="float" office:value="158" table:style-name="ce11">
            <text:p>158</text:p>
          </table:table-cell>
          <table:table-cell office:value-type="float" office:value="992" table:style-name="ce11">
            <text:p>992</text:p>
          </table:table-cell>
          <table:table-cell table:number-columns-repeated="16370"/>
        </table:table-row>
        <table:table-row table:style-name="ro4">
          <table:table-cell office:value-type="string" table:style-name="ce10">
            <text:p>聯邦商業銀行</text:p>
          </table:table-cell>
          <table:table-cell office:value-type="float" office:value="2776618" table:style-name="ce11">
            <text:p>2,776,618</text:p>
          </table:table-cell>
          <table:table-cell office:value-type="float" office:value="1688037" table:style-name="ce11">
            <text:p>1,688,037</text:p>
          </table:table-cell>
          <table:table-cell office:value-type="float" office:value="54395" table:style-name="ce11">
            <text:p>54,395</text:p>
          </table:table-cell>
          <table:table-cell office:value-type="float" office:value="16290" table:style-name="ce11">
            <text:p>16,290</text:p>
          </table:table-cell>
          <table:table-cell office:value-type="float" office:value="5931042" table:style-name="ce11">
            <text:p>5,931,042</text:p>
          </table:table-cell>
          <table:table-cell office:value-type="float" office:value="6233851" table:style-name="ce11">
            <text:p>6,233,851</text:p>
          </table:table-cell>
          <table:table-cell office:value-type="float" office:value="16189382" table:style-name="ce11">
            <text:p>16,189,382</text:p>
          </table:table-cell>
          <table:table-cell office:value-type="float" office:value="38105" table:style-name="ce11">
            <text:p>38,105</text:p>
          </table:table-cell>
          <table:table-cell office:value-type="float" office:value="0.14000000000000001" table:style-name="ce12">
            <text:p>0.14</text:p>
          </table:table-cell>
          <table:table-cell office:value-type="float" office:value="0" table:style-name="ce12">
            <text:p>0.00</text:p>
          </table:table-cell>
          <table:table-cell office:value-type="float" office:value="216.22" table:style-name="ce12">
            <text:p>216.22</text:p>
          </table:table-cell>
          <table:table-cell office:value-type="float" office:value="15913" table:style-name="ce11">
            <text:p>15,913</text:p>
          </table:table-cell>
          <table:table-cell office:value-type="float" office:value="123173" table:style-name="ce11">
            <text:p>123,173</text:p>
          </table:table-cell>
          <table:table-cell table:number-columns-repeated="16370"/>
        </table:table-row>
        <table:table-row table:style-name="ro4">
          <table:table-cell office:value-type="string" table:style-name="ce10">
            <text:p>遠東國際商業銀行</text:p>
          </table:table-cell>
          <table:table-cell office:value-type="float" office:value="1362893" table:style-name="ce11">
            <text:p>1,362,893</text:p>
          </table:table-cell>
          <table:table-cell office:value-type="float" office:value="979979" table:style-name="ce11">
            <text:p>979,979</text:p>
          </table:table-cell>
          <table:table-cell office:value-type="float" office:value="7722" table:style-name="ce11">
            <text:p>7,722</text:p>
          </table:table-cell>
          <table:table-cell office:value-type="float" office:value="84658" table:style-name="ce11">
            <text:p>84,658</text:p>
          </table:table-cell>
          <table:table-cell office:value-type="float" office:value="3818297" table:style-name="ce11">
            <text:p>3,818,297</text:p>
          </table:table-cell>
          <table:table-cell office:value-type="float" office:value="4336050" table:style-name="ce11">
            <text:p>4,336,050</text:p>
          </table:table-cell>
          <table:table-cell office:value-type="float" office:value="4133814" table:style-name="ce11">
            <text:p>4,133,814</text:p>
          </table:table-cell>
          <table:table-cell office:value-type="float" office:value="93512" table:style-name="ce11">
            <text:p>93,512</text:p>
          </table:table-cell>
          <table:table-cell office:value-type="float" office:value="0.28999999999999998" table:style-name="ce12">
            <text:p>0.29</text:p>
          </table:table-cell>
          <table:table-cell office:value-type="float" office:value="7.0000000000000007E-2" table:style-name="ce12">
            <text:p>0.07</text:p>
          </table:table-cell>
          <table:table-cell office:value-type="float" office:value="102.36" table:style-name="ce12">
            <text:p>102.36</text:p>
          </table:table-cell>
          <table:table-cell office:value-type="float" office:value="12772" table:style-name="ce11">
            <text:p>12,772</text:p>
          </table:table-cell>
          <table:table-cell office:value-type="float" office:value="96500" table:style-name="ce11">
            <text:p>96,500</text:p>
          </table:table-cell>
          <table:table-cell table:number-columns-repeated="16370"/>
        </table:table-row>
        <table:table-row table:style-name="ro4">
          <table:table-cell office:value-type="string" table:style-name="ce10">
            <text:p>元大商業銀行</text:p>
          </table:table-cell>
          <table:table-cell office:value-type="float" office:value="1207068" table:style-name="ce11">
            <text:p>1,207,068</text:p>
          </table:table-cell>
          <table:table-cell office:value-type="float" office:value="559829" table:style-name="ce11">
            <text:p>559,829</text:p>
          </table:table-cell>
          <table:table-cell office:value-type="float" office:value="6076" table:style-name="ce11">
            <text:p>6,076</text:p>
          </table:table-cell>
          <table:table-cell office:value-type="float" office:value="8163" table:style-name="ce11">
            <text:p>8,163</text:p>
          </table:table-cell>
          <table:table-cell office:value-type="float" office:value="1156142" table:style-name="ce11">
            <text:p>1,156,142</text:p>
          </table:table-cell>
          <table:table-cell office:value-type="float" office:value="3672757" table:style-name="ce11">
            <text:p>3,672,757</text:p>
          </table:table-cell>
          <table:table-cell office:value-type="float" office:value="4356109" table:style-name="ce11">
            <text:p>4,356,109</text:p>
          </table:table-cell>
          <table:table-cell office:value-type="float" office:value="16024" table:style-name="ce11">
            <text:p>16,024</text:p>
          </table:table-cell>
          <table:table-cell office:value-type="float" office:value="0.08" table:style-name="ce12">
            <text:p>0.08</text:p>
          </table:table-cell>
          <table:table-cell office:value-type="float" office:value="0" table:style-name="ce12">
            <text:p>0.00</text:p>
          </table:table-cell>
          <table:table-cell office:value-type="float" office:value="826.27" table:style-name="ce12">
            <text:p>826.27</text:p>
          </table:table-cell>
          <table:table-cell office:value-type="float" office:value="5902" table:style-name="ce11">
            <text:p>5,902</text:p>
          </table:table-cell>
          <table:table-cell office:value-type="float" office:value="43645" table:style-name="ce11">
            <text:p>43,645</text:p>
          </table:table-cell>
          <table:table-cell table:number-columns-repeated="16370"/>
        </table:table-row>
        <table:table-row table:style-name="ro4">
          <table:table-cell office:value-type="string" table:style-name="ce10">
            <text:p>永豐商業銀行</text:p>
          </table:table-cell>
          <table:table-cell office:value-type="float" office:value="2269014" table:style-name="ce11">
            <text:p>2,269,014</text:p>
          </table:table-cell>
          <table:table-cell office:value-type="float" office:value="1245824" table:style-name="ce11">
            <text:p>1,245,824</text:p>
          </table:table-cell>
          <table:table-cell office:value-type="float" office:value="16531" table:style-name="ce11">
            <text:p>16,531</text:p>
          </table:table-cell>
          <table:table-cell office:value-type="float" office:value="46296" table:style-name="ce11">
            <text:p>46,296</text:p>
          </table:table-cell>
          <table:table-cell office:value-type="float" office:value="3767004" table:style-name="ce11">
            <text:p>3,767,004</text:p>
          </table:table-cell>
          <table:table-cell office:value-type="float" office:value="5050516" table:style-name="ce11">
            <text:p>5,050,516</text:p>
          </table:table-cell>
          <table:table-cell office:value-type="float" office:value="10669788" table:style-name="ce11">
            <text:p>10,669,788</text:p>
          </table:table-cell>
          <table:table-cell office:value-type="float" office:value="62995" table:style-name="ce11">
            <text:p>62,995</text:p>
          </table:table-cell>
          <table:table-cell office:value-type="float" office:value="0.13" table:style-name="ce12">
            <text:p>0.13</text:p>
          </table:table-cell>
          <table:table-cell office:value-type="float" office:value="0" table:style-name="ce12">
            <text:p>0.00</text:p>
          </table:table-cell>
          <table:table-cell office:value-type="float" office:value="683.13" table:style-name="ce12">
            <text:p>683.13</text:p>
          </table:table-cell>
          <table:table-cell office:value-type="float" office:value="14451" table:style-name="ce11">
            <text:p>14,451</text:p>
          </table:table-cell>
          <table:table-cell office:value-type="float" office:value="125852" table:style-name="ce11">
            <text:p>125,852</text:p>
          </table:table-cell>
          <table:table-cell table:number-columns-repeated="16370"/>
        </table:table-row>
        <table:table-row table:style-name="ro4">
          <table:table-cell office:value-type="string" table:style-name="ce10">
            <text:p>玉山商業銀行</text:p>
          </table:table-cell>
          <table:table-cell office:value-type="float" office:value="7140978" table:style-name="ce11">
            <text:p>7,140,978</text:p>
          </table:table-cell>
          <table:table-cell office:value-type="float" office:value="4789387" table:style-name="ce11">
            <text:p>4,789,387</text:p>
          </table:table-cell>
          <table:table-cell office:value-type="float" office:value="88999" table:style-name="ce11">
            <text:p>88,999</text:p>
          </table:table-cell>
          <table:table-cell office:value-type="float" office:value="58324" table:style-name="ce11">
            <text:p>58,324</text:p>
          </table:table-cell>
          <table:table-cell office:value-type="float" office:value="13054955" table:style-name="ce11">
            <text:p>13,054,955</text:p>
          </table:table-cell>
          <table:table-cell office:value-type="float" office:value="32748509" table:style-name="ce11">
            <text:p>32,748,509</text:p>
          </table:table-cell>
          <table:table-cell office:value-type="float" office:value="40968327" table:style-name="ce11">
            <text:p>40,968,327</text:p>
          </table:table-cell>
          <table:table-cell office:value-type="float" office:value="237548" table:style-name="ce11">
            <text:p>237,548</text:p>
          </table:table-cell>
          <table:table-cell office:value-type="float" office:value="0.19" table:style-name="ce12">
            <text:p>0.19</text:p>
          </table:table-cell>
          <table:table-cell office:value-type="float" office:value="0" table:style-name="ce12">
            <text:p>0.00</text:p>
          </table:table-cell>
          <table:table-cell office:value-type="float" office:value="411.74" table:style-name="ce12">
            <text:p>411.74</text:p>
          </table:table-cell>
          <table:table-cell office:value-type="float" office:value="44869" table:style-name="ce11">
            <text:p>44,869</text:p>
          </table:table-cell>
          <table:table-cell office:value-type="float" office:value="414637" table:style-name="ce11">
            <text:p>414,637</text:p>
          </table:table-cell>
          <table:table-cell table:number-columns-repeated="16370"/>
        </table:table-row>
        <table:table-row table:style-name="ro4">
          <table:table-cell office:value-type="string" table:style-name="ce10">
            <text:p>凱基商業銀行</text:p>
          </table:table-cell>
          <table:table-cell office:value-type="float" office:value="379745" table:style-name="ce11">
            <text:p>379,745</text:p>
          </table:table-cell>
          <table:table-cell office:value-type="float" office:value="182038" table:style-name="ce11">
            <text:p>182,038</text:p>
          </table:table-cell>
          <table:table-cell office:value-type="float" office:value="1270" table:style-name="ce11">
            <text:p>1,270</text:p>
          </table:table-cell>
          <table:table-cell office:value-type="float" office:value="1569" table:style-name="ce11">
            <text:p>1,569</text:p>
          </table:table-cell>
          <table:table-cell office:value-type="float" office:value="1185020" table:style-name="ce11">
            <text:p>1,185,020</text:p>
          </table:table-cell>
          <table:table-cell office:value-type="float" office:value="984109" table:style-name="ce11">
            <text:p>984,109</text:p>
          </table:table-cell>
          <table:table-cell office:value-type="float" office:value="1122860" table:style-name="ce11">
            <text:p>1,122,860</text:p>
          </table:table-cell>
          <table:table-cell office:value-type="float" office:value="6900" table:style-name="ce11">
            <text:p>6,900</text:p>
          </table:table-cell>
          <table:table-cell office:value-type="float" office:value="1.06" table:style-name="ce12">
            <text:p>1.06</text:p>
          </table:table-cell>
          <table:table-cell office:value-type="float" office:value="0.72" table:style-name="ce12">
            <text:p>0.72</text:p>
          </table:table-cell>
          <table:table-cell office:value-type="float" office:value="149.91999999999999" table:style-name="ce12">
            <text:p>149.92</text:p>
          </table:table-cell>
          <table:table-cell office:value-type="float" office:value="5731" table:style-name="ce11">
            <text:p>5,731</text:p>
          </table:table-cell>
          <table:table-cell office:value-type="float" office:value="57667" table:style-name="ce11">
            <text:p>57,667</text:p>
          </table:table-cell>
          <table:table-cell table:number-columns-repeated="16370"/>
        </table:table-row>
        <table:table-row table:style-name="ro4">
          <table:table-cell office:value-type="string" table:style-name="ce10">
            <text:p>星展(台灣)商業銀行</text:p>
          </table:table-cell>
          <table:table-cell office:value-type="float" office:value="3355321" table:style-name="ce11">
            <text:p>3,355,321</text:p>
          </table:table-cell>
          <table:table-cell office:value-type="float" office:value="2362915" table:style-name="ce11">
            <text:p>2,362,915</text:p>
          </table:table-cell>
          <table:table-cell office:value-type="float" office:value="14358" table:style-name="ce11">
            <text:p>14,358</text:p>
          </table:table-cell>
          <table:table-cell office:value-type="float" office:value="47783" table:style-name="ce11">
            <text:p>47,783</text:p>
          </table:table-cell>
          <table:table-cell office:value-type="float" office:value="9114567" table:style-name="ce11">
            <text:p>9,114,567</text:p>
          </table:table-cell>
          <table:table-cell office:value-type="float" office:value="12277660" table:style-name="ce11">
            <text:p>12,277,660</text:p>
          </table:table-cell>
          <table:table-cell office:value-type="float" office:value="18271218" table:style-name="ce11">
            <text:p>18,271,218</text:p>
          </table:table-cell>
          <table:table-cell office:value-type="float" office:value="89507" table:style-name="ce11">
            <text:p>89,507</text:p>
          </table:table-cell>
          <table:table-cell office:value-type="float" office:value="0.84" table:style-name="ce12">
            <text:p>0.84</text:p>
          </table:table-cell>
          <table:table-cell office:value-type="float" office:value="0.28999999999999998" table:style-name="ce12">
            <text:p>0.29</text:p>
          </table:table-cell>
          <table:table-cell office:value-type="float" office:value="372.47" table:style-name="ce12">
            <text:p>372.47</text:p>
          </table:table-cell>
          <table:table-cell office:value-type="float" office:value="8330" table:style-name="ce11">
            <text:p>8,330</text:p>
          </table:table-cell>
          <table:table-cell office:value-type="float" office:value="102807" table:style-name="ce11">
            <text:p>102,807</text:p>
          </table:table-cell>
          <table:table-cell table:number-columns-repeated="16370"/>
        </table:table-row>
        <table:table-row table:style-name="ro4">
          <table:table-cell office:value-type="string" table:style-name="ce10">
            <text:p>台新國際商業銀行</text:p>
          </table:table-cell>
          <table:table-cell office:value-type="float" office:value="6502814" table:style-name="ce11">
            <text:p>6,502,814</text:p>
          </table:table-cell>
          <table:table-cell office:value-type="float" office:value="4478662" table:style-name="ce11">
            <text:p>4,478,662</text:p>
          </table:table-cell>
          <table:table-cell office:value-type="float" office:value="60994" table:style-name="ce11">
            <text:p>60,994</text:p>
          </table:table-cell>
          <table:table-cell office:value-type="float" office:value="49287" table:style-name="ce11">
            <text:p>49,287</text:p>
          </table:table-cell>
          <table:table-cell office:value-type="float" office:value="10230614" table:style-name="ce11">
            <text:p>10,230,614</text:p>
          </table:table-cell>
          <table:table-cell office:value-type="float" office:value="24784891" table:style-name="ce11">
            <text:p>24,784,891</text:p>
          </table:table-cell>
          <table:table-cell office:value-type="float" office:value="35476018" table:style-name="ce11">
            <text:p>35,476,018</text:p>
          </table:table-cell>
          <table:table-cell office:value-type="float" office:value="110372" table:style-name="ce11">
            <text:p>110,372</text:p>
          </table:table-cell>
          <table:table-cell office:value-type="float" office:value="0.15" table:style-name="ce12">
            <text:p>0.15</text:p>
          </table:table-cell>
          <table:table-cell office:value-type="float" office:value="0.01" table:style-name="ce12">
            <text:p>0.01</text:p>
          </table:table-cell>
          <table:table-cell office:value-type="float" office:value="961.62" table:style-name="ce12">
            <text:p>961.62</text:p>
          </table:table-cell>
          <table:table-cell office:value-type="float" office:value="26722" table:style-name="ce11">
            <text:p>26,722</text:p>
          </table:table-cell>
          <table:table-cell office:value-type="float" office:value="212200" table:style-name="ce11">
            <text:p>212,200</text:p>
          </table:table-cell>
          <table:table-cell table:number-columns-repeated="16370"/>
        </table:table-row>
        <table:table-row table:style-name="ro4">
          <table:table-cell office:value-type="string" table:style-name="ce10">
            <text:p>安泰商業銀行</text:p>
          </table:table-cell>
          <table:table-cell office:value-type="float" office:value="125589" table:style-name="ce11">
            <text:p>125,589</text:p>
          </table:table-cell>
          <table:table-cell office:value-type="float" office:value="55201" table:style-name="ce11">
            <text:p>55,201</text:p>
          </table:table-cell>
          <table:table-cell office:value-type="float" office:value="624" table:style-name="ce11">
            <text:p>624</text:p>
          </table:table-cell>
          <table:table-cell office:value-type="float" office:value="294" table:style-name="ce11">
            <text:p>294</text:p>
          </table:table-cell>
          <table:table-cell office:value-type="float" office:value="163029" table:style-name="ce11">
            <text:p>163,029</text:p>
          </table:table-cell>
          <table:table-cell office:value-type="float" office:value="1231455" table:style-name="ce11">
            <text:p>1,231,455</text:p>
          </table:table-cell>
          <table:table-cell office:value-type="float" office:value="387283" table:style-name="ce11">
            <text:p>387,283</text:p>
          </table:table-cell>
          <table:table-cell office:value-type="float" office:value="277" table:style-name="ce11">
            <text:p>277</text:p>
          </table:table-cell>
          <table:table-cell office:value-type="float" office:value="0.32" table:style-name="ce12">
            <text:p>0.32</text:p>
          </table:table-cell>
          <table:table-cell office:value-type="float" office:value="0.08" table:style-name="ce12">
            <text:p>0.08</text:p>
          </table:table-cell>
          <table:table-cell office:value-type="float" office:value="393.83" table:style-name="ce12">
            <text:p>393.83</text:p>
          </table:table-cell>
          <table:table-cell office:value-type="float" office:value="0" table:style-name="ce11">
            <text:p>0</text:p>
          </table:table-cell>
          <table:table-cell office:value-type="float" office:value="4283" table:style-name="ce11">
            <text:p>4,283</text:p>
          </table:table-cell>
          <table:table-cell table:number-columns-repeated="16370"/>
        </table:table-row>
        <table:table-row table:style-name="ro4">
          <table:table-cell office:value-type="string" table:style-name="ce10">
            <text:p>中國信託商業銀行</text:p>
          </table:table-cell>
          <table:table-cell office:value-type="float" office:value="8974881" table:style-name="ce11">
            <text:p>8,974,881</text:p>
          </table:table-cell>
          <table:table-cell office:value-type="float" office:value="5686619" table:style-name="ce11">
            <text:p>5,686,619</text:p>
          </table:table-cell>
          <table:table-cell office:value-type="float" office:value="98168" table:style-name="ce11">
            <text:p>98,168</text:p>
          </table:table-cell>
          <table:table-cell office:value-type="float" office:value="36601" table:style-name="ce11">
            <text:p>36,601</text:p>
          </table:table-cell>
          <table:table-cell office:value-type="float" office:value="15990343" table:style-name="ce11">
            <text:p>15,990,343</text:p>
          </table:table-cell>
          <table:table-cell office:value-type="float" office:value="42165776" table:style-name="ce11">
            <text:p>42,165,776</text:p>
          </table:table-cell>
          <table:table-cell office:value-type="float" office:value="54208116" table:style-name="ce11">
            <text:p>54,208,116</text:p>
          </table:table-cell>
          <table:table-cell office:value-type="float" office:value="504635" table:style-name="ce11">
            <text:p>504,635</text:p>
          </table:table-cell>
          <table:table-cell office:value-type="float" office:value="0.1" table:style-name="ce12">
            <text:p>0.10</text:p>
          </table:table-cell>
          <table:table-cell office:value-type="float" office:value="0" table:style-name="ce12">
            <text:p>0.00</text:p>
          </table:table-cell>
          <table:table-cell office:value-type="float" office:value="384.87" table:style-name="ce12">
            <text:p>384.87</text:p>
          </table:table-cell>
          <table:table-cell office:value-type="float" office:value="65888" table:style-name="ce11">
            <text:p>65,888</text:p>
          </table:table-cell>
          <table:table-cell office:value-type="float" office:value="654959" table:style-name="ce11">
            <text:p>654,959</text:p>
          </table:table-cell>
          <table:table-cell table:number-columns-repeated="16370"/>
        </table:table-row>
        <table:table-row table:style-name="ro4">
          <table:table-cell office:value-type="string" table:style-name="ce10">
            <text:p>台灣樂天信用卡股份有限公司</text:p>
          </table:table-cell>
          <table:table-cell office:value-type="float" office:value="495488" table:style-name="ce11">
            <text:p>495,488</text:p>
          </table:table-cell>
          <table:table-cell office:value-type="float" office:value="198997" table:style-name="ce11">
            <text:p>198,997</text:p>
          </table:table-cell>
          <table:table-cell office:value-type="float" office:value="2969" table:style-name="ce11">
            <text:p>2,969</text:p>
          </table:table-cell>
          <table:table-cell office:value-type="float" office:value="2496" table:style-name="ce11">
            <text:p>2,496</text:p>
          </table:table-cell>
          <table:table-cell office:value-type="float" office:value="587929" table:style-name="ce11">
            <text:p>587,929</text:p>
          </table:table-cell>
          <table:table-cell office:value-type="float" office:value="668724" table:style-name="ce11">
            <text:p>668,724</text:p>
          </table:table-cell>
          <table:table-cell office:value-type="float" office:value="840673" table:style-name="ce11">
            <text:p>840,673</text:p>
          </table:table-cell>
          <table:table-cell office:value-type="float" office:value="5176" table:style-name="ce11">
            <text:p>5,176</text:p>
          </table:table-cell>
          <table:table-cell office:value-type="float" office:value="2.0299999999999998" table:style-name="ce12">
            <text:p>2.03</text:p>
          </table:table-cell>
          <table:table-cell office:value-type="float" office:value="1.04" table:style-name="ce12">
            <text:p>1.04</text:p>
          </table:table-cell>
          <table:table-cell office:value-type="float" office:value="174.96" table:style-name="ce12">
            <text:p>174.96</text:p>
          </table:table-cell>
          <table:table-cell office:value-type="float" office:value="850" table:style-name="ce11">
            <text:p>850</text:p>
          </table:table-cell>
          <table:table-cell office:value-type="float" office:value="7230" table:style-name="ce11">
            <text:p>7,230</text:p>
          </table:table-cell>
          <table:table-cell table:number-columns-repeated="16370"/>
        </table:table-row>
        <table:table-row table:style-name="ro4">
          <table:table-cell office:value-type="string" table:style-name="ce10">
            <text:p>台灣美國運通國際(股)公司</text:p>
          </table:table-cell>
          <table:table-cell office:value-type="float" office:value="187954" table:style-name="ce11">
            <text:p>187,954</text:p>
          </table:table-cell>
          <table:table-cell office:value-type="float" office:value="122981" table:style-name="ce11">
            <text:p>122,981</text:p>
          </table:table-cell>
          <table:table-cell office:value-type="float" office:value="3392" table:style-name="ce11">
            <text:p>3,392</text:p>
          </table:table-cell>
          <table:table-cell office:value-type="float" office:value="2204" table:style-name="ce11">
            <text:p>2,204</text:p>
          </table:table-cell>
          <table:table-cell office:value-type="float" office:value="296505" table:style-name="ce11">
            <text:p>296,505</text:p>
          </table:table-cell>
          <table:table-cell office:value-type="float" office:value="0" table:style-name="ce11">
            <text:p>0</text:p>
          </table:table-cell>
          <table:table-cell office:value-type="float" office:value="5780838" table:style-name="ce11">
            <text:p>5,780,838</text:p>
          </table:table-cell>
          <table:table-cell office:value-type="float" office:value="970" table:style-name="ce11">
            <text:p>970</text:p>
          </table:table-cell>
          <table:table-cell office:value-type="float" office:value="0.16" table:style-name="ce12">
            <text:p>0.16</text:p>
          </table:table-cell>
          <table:table-cell office:value-type="float" office:value="0" table:style-name="ce12">
            <text:p>0.00</text:p>
          </table:table-cell>
          <table:table-cell office:value-type="float" office:value="672.69" table:style-name="ce12">
            <text:p>672.69</text:p>
          </table:table-cell>
          <table:table-cell office:value-type="float" office:value="2827" table:style-name="ce11">
            <text:p>2,827</text:p>
          </table:table-cell>
          <table:table-cell office:value-type="float" office:value="44283" table:style-name="ce11">
            <text:p>44,283</text:p>
          </table:table-cell>
          <table:table-cell table:number-columns-repeated="16370"/>
        </table:table-row>
        <table:table-row table:style-name="ro4">
          <table:table-cell office:value-type="string" table:style-name="ce10">
            <text:p>總計</text:p>
          </table:table-cell>
          <table:table-cell office:value-type="float" office:value="57793833" table:style-name="ce11">
            <text:p>57,793,833</text:p>
          </table:table-cell>
          <table:table-cell office:value-type="float" office:value="37142706" table:style-name="ce11">
            <text:p>37,142,706</text:p>
          </table:table-cell>
          <table:table-cell office:value-type="float" office:value="634674" table:style-name="ce11">
            <text:p>634,674</text:p>
          </table:table-cell>
          <table:table-cell office:value-type="float" office:value="540005" table:style-name="ce11">
            <text:p>540,005</text:p>
          </table:table-cell>
          <table:table-cell office:value-type="float" office:value="104139583" table:style-name="ce11">
            <text:p>104,139,583</text:p>
          </table:table-cell>
          <table:table-cell office:value-type="float" office:value="216277318" table:style-name="ce11">
            <text:p>216,277,318</text:p>
          </table:table-cell>
          <table:table-cell office:value-type="float" office:value="320345185" table:style-name="ce11">
            <text:p>320,345,185</text:p>
          </table:table-cell>
          <table:table-cell office:value-type="float" office:value="1534260" table:style-name="ce11">
            <text:p>1,534,260</text:p>
          </table:table-cell>
          <table:table-cell office:value-type="float" office:value="0.20196715214133906" table:style-name="ce12">
            <text:p>0.20</text:p>
          </table:table-cell>
          <table:table-cell office:value-type="float" office:value="0.03" table:style-name="ce12">
            <text:p>0.03</text:p>
          </table:table-cell>
          <table:table-cell office:value-type="float" office:value="499.37186096739651" table:style-name="ce12">
            <text:p>499.37</text:p>
          </table:table-cell>
          <table:table-cell office:value-type="float" office:value="365705" table:style-name="ce11">
            <text:p>365,705</text:p>
          </table:table-cell>
          <table:table-cell office:value-type="float" office:value="3335678" table:style-name="ce11">
            <text:p>3,335,678</text:p>
          </table:table-cell>
          <table:table-cell table:number-columns-repeated="16370"/>
        </table:table-row>
        <table:table-row table:style-name="ro2">
          <table:table-cell table:number-columns-repeated="16384"/>
        </table:table-row>
        <table:table-row table:style-name="ro5">
          <table:table-cell office:value-type="string" table:style-name="ce13">
            <text:p>一、資料來源：各金融機構自行申報。</text:p>
          </table:table-cell>
          <table:table-cell table:number-columns-repeated="16383" table:style-name="ce14"/>
        </table:table-row>
        <table:table-row table:style-name="ro5">
          <table:table-cell office:value-type="string" table:style-name="ce13">
            <text:p>二、揭露項目及認定標準：</text:p>
          </table:table-cell>
          <table:table-cell table:number-columns-repeated="16383" table:style-name="ce14"/>
        </table:table-row>
        <table:table-row table:style-name="ro5">
          <table:table-cell office:value-type="string" table:style-name="ce13">
            <text:p>　1.流通卡數：發卡總數減停卡總數，且卡片狀況為正常者。</text:p>
          </table:table-cell>
          <table:table-cell table:number-columns-repeated="16383" table:style-name="ce14"/>
        </table:table-row>
        <table:table-row table:style-name="ro5">
          <table:table-cell office:value-type="string" table:style-name="ce13">
            <text:p>　2.有效卡數：最近六個月有消費紀錄之卡，不含Debit卡，只有郵購分期交易亦算有效卡，不含只有循環繳款之卡片。</text:p>
          </table:table-cell>
          <table:table-cell table:number-columns-repeated="16383" table:style-name="ce14"/>
        </table:table-row>
        <table:table-row table:style-name="ro5">
          <table:table-cell office:value-type="string" table:style-name="ce13">
            <text:p>　3.當月發卡數：不含補發卡、續卡。</text:p>
          </table:table-cell>
          <table:table-cell table:number-columns-repeated="16383" table:style-name="ce14"/>
        </table:table-row>
        <table:table-row table:style-name="ro5">
          <table:table-cell office:value-type="string" table:style-name="ce13">
            <text:p>　4.當月停卡數：指新增停卡部分。</text:p>
          </table:table-cell>
          <table:table-cell table:number-columns-repeated="16383" table:style-name="ce14"/>
        </table:table-row>
        <table:table-row table:style-name="ro5">
          <table:table-cell office:value-type="string" table:style-name="ce13">
            <text:p>　5.循環信用餘額：係指持卡人使用循環信用之餘額。</text:p>
          </table:table-cell>
          <table:table-cell table:number-columns-repeated="16383" table:style-name="ce14"/>
        </table:table-row>
        <table:table-row table:style-name="ro5">
          <table:table-cell office:value-type="string" table:style-name="ce13">
            <text:p>　6.未到期分期付款餘額：包括預借現金分期、消費帳款分期及帳單分期。</text:p>
          </table:table-cell>
          <table:table-cell table:number-columns-repeated="16383" table:style-name="ce14"/>
        </table:table-row>
        <table:table-row table:style-name="ro5">
          <table:table-cell office:value-type="string" table:style-name="ce13">
            <text:p>　7.當月簽帳金額：係指持卡人當月刷卡消費金額，如屬分期消費帳款應於消費當月全數申報本欄。</text:p>
          </table:table-cell>
          <table:table-cell table:number-columns-repeated="16383" table:style-name="ce14"/>
        </table:table-row>
        <table:table-row table:style-name="ro5">
          <table:table-cell office:value-type="string" table:style-name="ce13">
            <text:p>　8.當月預借現金金額：係指持卡人當月動用預借現金金額，如屬分期預借現金應於動用當月全數申報本欄。</text:p>
          </table:table-cell>
          <table:table-cell table:number-columns-repeated="16383" table:style-name="ce14"/>
        </table:table-row>
        <table:table-row table:style-name="ro5">
          <table:table-cell office:value-type="string" table:style-name="ce13">
            <text:p>　9.逾期帳款：指持卡人每月繳款金額未達最低應繳金額、及雖未超逾期限但已向主、從債務人訴追者，其應付帳款。</text:p>
          </table:table-cell>
          <table:table-cell table:number-columns-repeated="16383" table:style-name="ce14"/>
        </table:table-row>
        <table:table-row table:style-name="ro5">
          <table:table-cell office:value-type="string" table:style-name="ce13">
            <text:p>　　　　　　　若持卡人已逾期達數月，而嗣後繳付金額僅涵蓋一個月的最低應繳金額，則逾期期間減少一個月，須</text:p>
          </table:table-cell>
          <table:table-cell table:number-columns-repeated="16383" table:style-name="ce14"/>
        </table:table-row>
        <table:table-row table:style-name="ro5">
          <table:table-cell office:value-type="string" table:style-name="ce13">
            <text:p>　　　　　　　俟持卡人將所積欠各期最低應繳金額全部償還後，始得回復為未逾期。</text:p>
          </table:table-cell>
          <table:table-cell table:number-columns-repeated="16383" table:style-name="ce14"/>
        </table:table-row>
        <table:table-row table:style-name="ro5">
          <table:table-cell office:value-type="string" table:style-name="ce13">
            <text:p>　10.備抵呆帳提足率：實際提列備抵呆帳占應提備抵呆帳之比率。</text:p>
          </table:table-cell>
          <table:table-cell table:number-columns-repeated="16383" table:style-name="ce14"/>
        </table:table-row>
        <table:table-row table:number-rows-repeated="1048524" table:style-name="ro2">
          <table:table-cell table:number-columns-repeated="16384"/>
        </table:table-row>
        <table:named-expressions>
          <table:named-range table:name="外部資料_1" table:cell-range-address="11209.$A$1:11209.$N$22" table:base-cell-address="11209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新細明體" svg:font-family="新細明體"/>
    <style:font-face style:name="標楷體" svg:font-family="標楷體"/>
  </office:font-face-decls>
  <office: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31496062992126in" fo:margin-bottom="0.31496062992126in" fo:margin-left="0.62992125984252in" fo:margin-right="0.236220472440945in" style:print-orientation="portrait" style:print-page-order="ttb" style:first-page-number="continue" style:scale-to-X="1" style:scale-to-Y="1" style:table-centering="none" style:print="objects charts drawings"/>
      <style:header-style>
        <style:header-footer-properties fo:min-height="0.236220472440945in" fo:margin-left="0.62992125984252in" fo:margin-right="0.236220472440945in" fo:margin-bottom="0in"/>
      </style:header-style>
      <style:footer-style>
        <style:header-footer-properties fo:min-height="0.0393700787401575in" fo:margin-left="0.62992125984252in" fo:margin-right="0.23622047244094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924</meta:generator>
    <meta:initial-creator>邱靖雯</meta:initial-creator>
    <dc:creator>邱靖雯</dc:creator>
    <meta:creation-date>2023-11-02T03:54:13Z</meta:creation-date>
    <dc:date>2023-11-02T06:21:36Z</dc:date>
    <meta:print-date>2023-11-02T06:21:18Z</meta:print-date>
  </office:meta>
</office:document-meta>
</file>